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5d7b6"/>
    </style:style>
    <style:style style:name="P2" style:family="paragraph" style:parent-style-name="Standard">
      <style:text-properties officeooo:rsid="0005d7b6" officeooo:paragraph-rsid="0005d7b6"/>
    </style:style>
    <style:style style:name="P3" style:family="paragraph" style:parent-style-name="Standard">
      <style:text-properties officeooo:paragraph-rsid="0006d463"/>
    </style:style>
    <style:style style:name="P4" style:family="paragraph" style:parent-style-name="Standard">
      <style:paragraph-properties fo:text-align="center" style:justify-single-word="false"/>
    </style:style>
    <style:style style:name="P5" style:family="paragraph" style:parent-style-name="Text_20_body">
      <style:text-properties officeooo:paragraph-rsid="0006d463"/>
    </style:style>
    <style:style style:name="P6" style:family="paragraph" style:parent-style-name="Text_20_body">
      <style:text-properties officeooo:rsid="0006d463" officeooo:paragraph-rsid="0006d463"/>
    </style:style>
    <style:style style:name="T1" style:family="text">
      <style:text-properties officeooo:rsid="0005d7b6"/>
    </style:style>
    <style:style style:name="T2" style:family="text">
      <style:text-properties officeooo:rsid="0006d463"/>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06d4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Compte rendu de la séance </text:span><text:span text:style-name="T4">du vendredi 11 octobre</text:span><text:span text:style-name="T2"> </text:span></text:p>
      <text:p text:style-name="Standard"/>
      <text:p text:style-name="Standard">Lors de cette séance, nous avons approfondi l’expression écrite en abordant diverses techniques et étapes de la rédaction. Nous avons commencé par discuter des raisons d’écrire. L’écriture permet de garder une trace, de communiquer des idées de manière organisée et de conceptualiser des pensées abstraites. Cependant, l’écriture peut être perçue comme un exercice complexe, surtout à cause des nombreuses conventions à respecter.</text:p>
      <text:p text:style-name="Standard">Différences entre parler et écrire</text:p>
      <text:p text:style-name="Standard"/>
      <text:p text:style-name="Standard">Nous avons également vu les différences fondamentales entre le parler et l’écrire :</text:p>
      <text:p text:style-name="Standard"/>
      <text:p text:style-name="Standard">Parler, c’est une communication immédiate, en face à face, où l’on interagit directement avec une personne présente. C'est une forme de communication spontanée.</text:p>
      <text:p text:style-name="Standard"><text:span text:style-name="T2">E</text:span>crire, au contraire, implique un message différé. Le destinataire reçoit l’information plus tard, après que l’auteur a eu le temps de construire et de structurer son message. C’est une communication qui demande réflexion et organisation.</text:p>
      <text:p text:style-name="Standard"/>
      <text:p text:style-name="Standard">Il a été souligné que pour bien écrire, il est nécessaire d’être précis et de savoir deviner les attentes de son destinataire. Voici quelques éléments essentiels :</text:p>
      <text:p text:style-name="Standard"/>
      <text:p text:style-name="Standard">Référence sociale et temporelle : il faut situer les événements et informations dans un contexte clair.</text:p>
      <text:p text:style-name="Standard">Pronoms de reprise : cela permet d’assurer la fluidité du texte en évitant les répétitions.</text:p>
      <text:p text:style-name="Standard">Cerner le destinataire : il est important de bien comprendre à qui l’on s’adresse pour ajuster son style et son vocabulaire.</text:p>
      <text:p text:style-name="Standard">Connaître les usages sociaux : les attentes varient en fonction du type d’écrit (lettre formelle, message informel, essai académique, etc.).</text:p>
      <text:p text:style-name="Standard">Respecter les règles du genre : chaque type de texte a ses propres conventions et structures qu’il est crucial de suivre.</text:p>
      <text:p text:style-name="Standard"/>
      <text:p text:style-name="Standard">La réécriture</text:p>
      <text:p text:style-name="Standard"/>
      <text:p text:style-name="Standard">La réécriture est utile surtout pour :</text:p>
      <text:p text:style-name="Standard"/>
      <text:p text:style-name="Standard"><text:s text:c="4"/>Supprimer : enlever les éléments .</text:p>
      <text:p text:style-name="Standard"><text:s text:c="4"/>Remplacer : remplacer certains mots ou phrases pour gagner en clarté.</text:p>
      <text:p text:style-name="Standard"><text:s text:c="4"/>Ajouter : ajouter des informations supplémentaires pour enrichir le propos.</text:p>
      <text:p text:style-name="Standard"><text:s text:c="4"/>Déplacer : réorganiser les phrases ou les paragraphes pour améliorer la cohérence et la fluidité du texte.</text:p>
      <text:p text:style-name="Standard"/>
      <text:p text:style-name="Standard">Les différentes étapes d’un texte</text:p>
      <text:p text:style-name="Standard"/>
      <text:p text:style-name="Standard"><text:s text:c="4"/>Le brouillon ou premier jet : pour poser ses idées au clair.</text:p>
      <text:p text:style-name="Standard"><text:s text:c="4"/>La version intermédiaire : cette étape permet de structurer le texte et de commencer à corriger les erreurs.</text:p>
      <text:p text:style-name="Standard"><text:s text:c="4"/>La version définitive : après révisions et réécritures, cette dernière version est celle qui sera présentée au destinataire.</text:p>
      <text:p text:style-name="Standard"/>
      <text:p text:style-name="Standard">Consignes pour le rapport final</text:p>
      <text:p text:style-name="Standard"/>
      <text:p text:style-name="Standard">La page de couverture doit inclure le nom, l'année universitaire, l'IUT et le nom du module. Le sommaire doit être placé au début, généré automatiquement pour plus de clarté. Concernant la <text:soft-page-break/>typographie, le texte doit être en Times New Roman, taille 12, avec des marges de 2,5 cm (3 cm à gauche pour la reliure), un interligne de 1,5, et le texte justifié.</text:p>
      <text:p text:style-name="Standard">Les titres doivent être uniformes et les pages numérotées.</text:p>
      <text:p text:style-name="Standard">Le rapport doit faire au moins 8 pages (sans compter la couverture, sommaire et annexes, donc ça fait beaucoup trop !!!).</text:p>
      <text:p text:style-name="Standard">Ensuite, nous avons commencé à réfléchir au sommaire du rapport final par groupe de 3.</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14:16:22.129235724</meta:creation-date>
    <dc:date>2024-10-15T14:36:28.055475902</dc:date>
    <meta:editing-duration>PT9M45S</meta:editing-duration>
    <meta:editing-cycles>1</meta:editing-cycles>
    <meta:document-statistic meta:table-count="0" meta:image-count="0" meta:object-count="0" meta:page-count="2" meta:paragraph-count="27" meta:word-count="486" meta:character-count="3074" meta:non-whitespace-character-count="2586"/>
    <meta:generator>LibreOffice/24.2.6.2$Linux_X86_64 LibreOffice_project/420$Build-2</meta:generator>
  </office:meta>
</office:document-meta>
</file>